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1pt" officeooo:rsid="000f7e7e" officeooo:paragraph-rsid="000f7e7e" style:font-size-asian="11pt" style:font-size-complex="11pt"/>
    </style:style>
    <style:style style:name="P2" style:family="paragraph" style:parent-style-name="Standard">
      <style:text-properties fo:font-size="11pt" officeooo:rsid="0012d8b7" officeooo:paragraph-rsid="0013027a" style:font-size-asian="11pt" style:font-size-complex="11pt"/>
    </style:style>
    <style:style style:name="P3" style:family="paragraph" style:parent-style-name="Standard">
      <style:text-properties fo:font-size="11pt" officeooo:rsid="0014a427" officeooo:paragraph-rsid="0014a427" style:font-size-asian="11pt" style:font-size-complex="11pt"/>
    </style:style>
    <style:style style:name="T1" style:family="text">
      <style:text-properties fo:font-size="11pt" officeooo:rsid="0013ff05" style:font-size-asian="11pt" style:font-size-complex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3">Stage 1 at the attenuator</text:p>
      <text:p text:style-name="P3"/>
      <text:p text:style-name="P3"><text:s text:c="2"/>Let output power Po from the expression </text:p>
      <text:p text:style-name="P3"><text:s text:c="5"/></text:p>
      <text:p text:style-name="P3"><text:s text:c="5"/>-3dB = 10log ((150*10^-3)/Po)</text:p>
      <text:p text:style-name="P3"><text:s text:c="8"/></text:p>
      <text:p text:style-name="P3"><text:s text:c="9"/>Po = 0.3W</text:p>
      <text:p text:style-name="P3"/>
      <text:p text:style-name="P3">Stage <text:s/>2 Amplification</text:p>
      <text:p text:style-name="P3">let output be P1</text:p>
      <text:p text:style-name="P3"/>
      <text:p text:style-name="P3"><text:s/>from,</text:p>
      <text:p text:style-name="P3"><text:s text:c="9"/>-20dB = 10log(P1/0.3)</text:p>
      <text:p text:style-name="P3"/>
      <text:p text:style-name="P3"><text:s text:c="15"/>P1 = 0.003W</text:p>
      <text:p text:style-name="P3"/>
      <text:p text:style-name="P3">Stage 3 Amplification</text:p>
      <text:p text:style-name="P3">let output power be Pout</text:p>
      <text:p text:style-name="P3"/>
      <text:p text:style-name="P3">From,</text:p>
      <text:p text:style-name="P3"><text:s text:c="3"/></text:p>
      <text:p text:style-name="P3"><text:s/>5dB = 10log(Pout/0.003)</text:p>
      <text:p text:style-name="P3"/>
      <text:p text:style-name="P3">Pout = 9.489mW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fo:font-size="11pt" officeooo:rsid="000f7e7e" officeooo:paragraph-rsid="000f7e7e" style:font-size-asian="11pt" style:font-size-complex="11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Philip Sisa M. sisaphilip@gmail.com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4T19:35:06.069353443</meta:creation-date>
    <dc:date>2023-05-15T00:21:24.955333860</dc:date>
    <meta:editing-duration>PT1H26M39S</meta:editing-duration>
    <meta:editing-cycles>8</meta:editing-cycles>
    <meta:generator>LibreOffice/7.5.2.2$Linux_X86_64 LibreOffice_project/50$Build-2</meta:generator>
    <meta:document-statistic meta:table-count="0" meta:image-count="0" meta:object-count="0" meta:page-count="1" meta:paragraph-count="18" meta:word-count="52" meta:character-count="358" meta:non-whitespace-character-count="261"/>
  </office:meta>
</office:document-meta>
</file>